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b342" officeooo:paragraph-rsid="0004b342"/>
    </style:style>
    <style:style style:name="P2" style:family="paragraph" style:parent-style-name="Standard">
      <style:text-properties officeooo:paragraph-rsid="0004b342"/>
    </style:style>
    <style:style style:name="P3" style:family="paragraph" style:parent-style-name="Standard">
      <style:text-properties fo:font-weight="bold" officeooo:rsid="0004b342" officeooo:paragraph-rsid="0004b342" style:font-weight-asian="bold" style:font-weight-complex="bold"/>
    </style:style>
    <style:style style:name="P4" style:family="paragraph" style:parent-style-name="Standard">
      <style:text-properties fo:font-weight="normal" officeooo:rsid="0004b342" officeooo:paragraph-rsid="0004b342" style:font-weight-asian="normal" style:font-weight-complex="normal"/>
    </style:style>
    <style:style style:name="P5" style:family="paragraph" style:parent-style-name="Text_20_body">
      <style:text-properties officeooo:paragraph-rsid="0004b342"/>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oose the Correct Option</text:p>
      <text:p text:style-name="P3">This is the generation born between 1965 and 1980.</text:p>
      <text:p text:style-name="P1">The Silent Generation</text:p>
      <text:p text:style-name="P1">Generation X</text:p>
      <text:p text:style-name="P1">The Baby Boomers</text:p>
      <text:p text:style-name="P1">Millennials</text:p>
      <text:p text:style-name="P3">When someone spends time with someone, they might do this.</text:p>
      <text:p text:style-name="P4">Keep in touch with them</text:p>
      <text:p text:style-name="P4">Hang out with them</text:p>
      <text:p text:style-name="P4">Be aware of them</text:p>
      <text:p text:style-name="P4">Volunteer with them</text:p>
      <text:p text:style-name="P3">When you become sick from too much work.</text:p>
      <text:p text:style-name="P4">Anxiety</text:p>
      <text:p text:style-name="P4">Balance</text:p>
      <text:p text:style-name="P4">Pressure</text:p>
      <text:p text:style-name="P4">Burn out</text:p>
      <text:p text:style-name="P3">A system at work where employees can start and finish their work day at different times.</text:p>
      <text:p text:style-name="P4">Part-time</text:p>
      <text:p text:style-name="P4">Flexible</text:p>
      <text:p text:style-name="P4">Four-day week</text:p>
      <text:p text:style-name="P4">Flextime</text:p>
      <text:p text:style-name="P3">You do this in order to learn something or create something new.</text:p>
      <text:p text:style-name="P4">Imagine</text:p>
      <text:p text:style-name="P4">Inspire</text:p>
      <text:p text:style-name="P4">Perspire</text:p>
      <text:p text:style-name="P4">Experiment</text:p>
      <text:p text:style-name="P3">To stop worrying or thinking about something, you can do this.</text:p>
      <text:p text:style-name="P4">Find inspiration</text:p>
      <text:p text:style-name="P4">Make up your mind</text:p>
      <text:p text:style-name="P4">Clean your head</text:p>
      <text:p text:style-name="P4">Think outside the box</text:p>
      <text:p text:style-name="P3">You leave this behind every time you post a photo, like a comment, or update your profile.</text:p>
      <text:p text:style-name="P4">Identity theft</text:p>
      <text:p text:style-name="P4">Online banking</text:p>
      <text:p text:style-name="P4">Privacy settings</text:p>
      <text:p text:style-name="P4">Digital footprint</text:p>
      <text:p text:style-name="P3">You can use this to find information on the internet.</text:p>
      <text:p text:style-name="P4">Search engine</text:p>
      <text:p text:style-name="P4">Data trail</text:p>
      <text:p text:style-name="P4">Social media</text:p>
      <text:p text:style-name="P4">Personal profile</text:p>
      <text:p text:style-name="P3">This is the crime of using someone’s personal information in order to pretend to be them.</text:p>
      <text:p text:style-name="P4">Digital footprint</text:p>
      <text:p text:style-name="P4">Privacy settings</text:p>
      <text:p text:style-name="P4">Data trail</text:p>
      <text:p text:style-name="P4">Identity theft</text:p>
      <text:p text:style-name="P3">This is a film that is the same as the one that has been made before.</text:p>
      <text:p text:style-name="P4">Remake</text:p>
      <text:p text:style-name="P4">Plot</text:p>
      <text:p text:style-name="P4"><text:soft-page-break/>Cast</text:p>
      <text:p text:style-name="P4">Original version</text:p>
      <text:p text:style-name="P3">If a book, play, or a movie is in a place or period of time, we say it is this.</text:p>
      <text:p text:style-name="P4">Appear in</text:p>
      <text:p text:style-name="P4">Based on</text:p>
      <text:p text:style-name="P4">Set in</text:p>
      <text:p text:style-name="P4">Remake of </text:p>
      <text:p text:style-name="P3">This is when you eat food until you cannot eat any more.</text:p>
      <text:p text:style-name="P4">Gasp</text:p>
      <text:p text:style-name="P4">Glance</text:p>
      <text:p text:style-name="P4">Laugh</text:p>
      <text:p text:style-name="P4">Gorge</text:p>
      <text:p text:style-name="P3">You do this when you look somewhere for a short time.</text:p>
      <text:p text:style-name="P4">Stare</text:p>
      <text:p text:style-name="P4">Chat</text:p>
      <text:p text:style-name="P4">Glance</text:p>
      <text:p text:style-name="P4">Scream</text:p>
      <text:p text:style-name="P3">More than 5 million people __________________ the museum every year.</text:p>
      <text:p text:style-name="P4">Visit</text:p>
      <text:p text:style-name="P4">Visiting</text:p>
      <text:p text:style-name="P4">Visits</text:p>
      <text:p text:style-name="P3">Something that is easy to carry.</text:p>
      <text:p text:style-name="P1">Reusable</text:p>
      <text:p text:style-name="P1">Durable</text:p>
      <text:p text:style-name="P1">Portable</text:p>
      <text:p text:style-name="P1">Compostable</text:p>
      <text:p text:style-name="P3">Something that cannot be used again for a different purpose.</text:p>
      <text:p text:style-name="P1">Breakable</text:p>
      <text:p text:style-name="P1">Non-Recyclable</text:p>
      <text:p text:style-name="P1">Portable</text:p>
      <text:p text:style-name="P1">Bendable</text:p>
      <text:p text:style-name="P3">This crime involves the illegal movement of goods into or out of a country.</text:p>
      <text:p text:style-name="P4">Smuggling</text:p>
      <text:p text:style-name="P4">Forgery</text:p>
      <text:p text:style-name="P4">Robbery</text:p>
      <text:p text:style-name="P4">Shoplifting</text:p>
      <text:p text:style-name="P3">This person illegally accesses data on a computer system.</text:p>
      <text:p text:style-name="P4">Mugger</text:p>
      <text:p text:style-name="P4">Hacker</text:p>
      <text:p text:style-name="P4">Forger</text:p>
      <text:p text:style-name="P4">Shoplifter</text:p>
      <text:p text:style-name="P3">Can you help me? I ___________________ how to work this machine.</text:p>
      <text:p text:style-name="P4">Don’t know</text:p>
      <text:p text:style-name="P4">‘m not knowing</text:p>
      <text:p text:style-name="P3">One of my apps _________ working properly.</text:p>
      <text:p text:style-name="P4">Isn’t</text:p>
      <text:p text:style-name="P4">I’m not</text:p>
      <text:p text:style-name="P4">Aren’t</text:p>
      <text:p text:style-name="P4"/>
      <text:p text:style-name="P3"><text:soft-page-break/>We are ______________ in a different office for one week only.</text:p>
      <text:p text:style-name="P4">Work</text:p>
      <text:p text:style-name="P4">Working</text:p>
      <text:p text:style-name="P3">When I was young, people _________________ access information so easily, like they do nowadays.</text:p>
      <text:p text:style-name="P4">Didn’t manage to</text:p>
      <text:p text:style-name="P4">Weren’t able to</text:p>
      <text:p text:style-name="P3">This tablet ______________ to Chen. Let’s give it to him.</text:p>
      <text:p text:style-name="P4">Is belonging</text:p>
      <text:p text:style-name="P4">Belongs</text:p>
      <text:p text:style-name="P3">When we climbed to the top of the mountain, we ____________ for miles.</text:p>
      <text:p text:style-name="P4">Could see</text:p>
      <text:p text:style-name="P4">Succeeded in seeing</text:p>
      <text:p text:style-name="P3">My colleague _______________ to be promoted next week.</text:p>
      <text:p text:style-name="P4">Hopes</text:p>
      <text:p text:style-name="P4">Hope</text:p>
      <text:p text:style-name="P4">Hoped</text:p>
      <text:p text:style-name="P3">A new eco-friendly road network ______________ at the meeting.</text:p>
      <text:p text:style-name="P4">Will suggest</text:p>
      <text:p text:style-name="P4">Will be suggested</text:p>
      <text:p text:style-name="P4">Will be suggesting</text:p>
      <text:p text:style-name="P3">I don’t think I ______________ in the meeting tomorrow.</text:p>
      <text:p text:style-name="P4">Will have been</text:p>
      <text:p text:style-name="P4">Will be</text:p>
      <text:p text:style-name="P4">Choose the word or phrase that matches the definition.</text:p>
      <text:p text:style-name="P3">Surprising</text:p>
      <text:p text:style-name="P4">One-of-a-kind</text:p>
      <text:p text:style-name="P4">Unbelievable</text:p>
      <text:p text:style-name="P4">Unique</text:p>
      <text:p text:style-name="P4">Stunning</text:p>
      <text:p text:style-name="P3">Very special because of its uniqueness</text:p>
      <text:p text:style-name="P4">Unbelievable</text:p>
      <text:p text:style-name="P4">One-of-a-kind</text:p>
      <text:p text:style-name="P4">Breathtaking</text:p>
      <text:p text:style-name="P4">Picturesque</text:p>
      <text:p text:style-name="P3">The city is 600km away, so we’ll _____________for many hours.</text:p>
      <text:p text:style-name="P4">Have been traveling</text:p>
      <text:p text:style-name="P4">Be traveling</text:p>
      <text:p text:style-name="P3">The feedback about our product was poor. _______________, we’re improving it.</text:p>
      <text:p text:style-name="P4">As a result of</text:p>
      <text:p text:style-name="P4">As a result</text:p>
      <text:p text:style-name="P3">Some of my family ______________ technology at home.</text:p>
      <text:p text:style-name="P4">Using</text:p>
      <text:p text:style-name="P4">Uses</text:p>
      <text:p text:style-name="P4">Use</text:p>
      <text:p text:style-name="P3">We haven’t shopped here before, _______________?</text:p>
      <text:p text:style-name="P4">Haven’t we</text:p>
      <text:p text:style-name="P4">Have you</text:p>
      <text:p text:style-name="P4">Have we</text:p>
      <text:p text:style-name="P4"><text:soft-page-break/></text:p>
      <text:p text:style-name="P3">She wishes she ___________________ to swim when she was younger. </text:p>
      <text:p text:style-name="P4">Learn</text:p>
      <text:p text:style-name="P4">Would learn</text:p>
      <text:p text:style-name="P4">Had learned</text:p>
      <text:p text:style-name="P3">I’m lost! I wish I ____________________ the way.</text:p>
      <text:p text:style-name="P4">Would know</text:p>
      <text:p text:style-name="P4">Had known</text:p>
      <text:p text:style-name="P4">Knew</text:p>
      <text:p text:style-name="P3">I wish this laptop_______________.</text:p>
      <text:p text:style-name="P4">Works</text:p>
      <text:p text:style-name="P4">Had worked</text:p>
      <text:p text:style-name="P4">Was working</text:p>
      <text:p text:style-name="P3">Did you ___________________ read this book when you were younger?</text:p>
      <text:p text:style-name="P4">Would</text:p>
      <text:p text:style-name="P4">Use to</text:p>
      <text:p text:style-name="P4">Used to</text:p>
      <text:p text:style-name="P3">Did you _____________________ the game last night?</text:p>
      <text:p text:style-name="P3"><text:span text:style-name="T1">Use to watch</text:span></text:p>
      <text:p text:style-name="P3"><text:span text:style-name="T1">Watch</text:span></text:p>
      <text:p text:style-name="P3"><text:span text:style-name="T1">Watched</text:span></text:p>
      <text:p text:style-name="P3">You don’t like shopping, _______________?</text:p>
      <text:p text:style-name="P4">Do I</text:p>
      <text:p text:style-name="P4">Don’t you</text:p>
      <text:p text:style-name="P4">Do you</text:p>
      <text:p text:style-name="P4">Write the correct forms of the two verbs in parentheses to complete the sentence. 2Pts each.</text:p>
      <text:p text:style-name="P3">I going to the dentist because my teeth (need / clean)__________________ _______________.</text:p>
      <text:p text:style-name="P3">Did you (have / fix) _________________ your printer _______________ yesterday?</text:p>
      <text:p text:style-name="P3">This invoice (need / pay) __________________ to be __________________.</text:p>
      <text:p text:style-name="P3">Match the sentences with the words and phrases that complete them. 5pts</text:p>
      <text:p text:style-name="P4">a. bring <text:tab/>b. due to<text:tab/>c. results in<text:tab/>d. gives rise<text:tab/>e. because</text:p>
      <text:p text:style-name="P4">1.Bad behavior often _____________ to even worse behavior.</text:p>
      <text:p text:style-name="P4">2. The lies of people in power are often ______________of their need to stay in power.</text:p>
      <text:p text:style-name="P4">3. Eating lots of fruit and vegetables ____________better health.</text:p>
      <text:p text:style-name="P4">4. Some lies are ________________making mistakes and trying to cover them up.</text:p>
      <text:p text:style-name="P4">5. New laws _______________new hope to local residents.</text:p>
      <text:p text:style-name="P3">Match the sentences with the words that complete them. 3pts.</text:p>
      <text:p text:style-name="P4">a. growl <text:tab/>b. whistle<text:tab/>c. splash</text:p>
      <text:p text:style-name="P4">1. When I _______________, my dog comes running to me.</text:p>
      <text:p text:style-name="P4">2. My dog starts to __________________when it sees a cat walking along the street.</text:p>
      <text:p text:style-name="P4">3. There was a loud ______________ when the tree collapsed into the lake.</text:p>
      <text:p text:style-name="P3">Match the words to complete the phrases. 3Pts</text:p>
      <text:p text:style-name="P4">1. smart<text:tab/><text:tab/><text:tab/><text:tab/>a. grain of salt</text:p>
      <text:p text:style-name="P4">2. take that with a <text:tab/><text:tab/><text:tab/>b. hot cakes</text:p>
      <text:p text:style-name="P4">3. selling like<text:tab/><text:tab/><text:tab/><text:tab/>c. cookie</text:p>
      <text:p text:style-name="P3">Match the phrasal verbs with the definitions. 5Pts.</text:p>
      <text:p text:style-name="P4">1. note down <text:tab/><text:tab/><text:tab/><text:tab/>a. leave a course before the end</text:p>
      <text:p text:style-name="P4">2. pick up <text:tab/><text:tab/><text:tab/><text:tab/>b. give to a teacher for grading</text:p>
      <text:p text:style-name="P4">3. drop out <text:tab/><text:tab/><text:tab/><text:tab/>c. write something so you don’t forget it</text:p>
      <text:p text:style-name="P4"><text:soft-page-break/>4. keep up <text:tab/><text:tab/><text:tab/><text:tab/>d. work at the same speed</text:p>
      <text:p text:style-name="P4">5. hand in <text:tab/><text:tab/><text:tab/><text:tab/>e. understand and lean something by doing it</text:p>
      <text:p text:style-name="P4">Use the words to write a sentence.</text:p>
      <text:p text:style-name="P3">dolphins are / the / far / smartest / by / animals /.</text:p>
      <text:p text:style-name="P3">___________________________________________________________________</text:p>
      <text:p text:style-name="P3">nearly / I used to be / as healthy / as / I’m / not /.</text:p>
      <text:p text:style-name="P3">___________________________________________________________________</text:p>
      <text:p text:style-name="P4">Choose the passive verb form used in the sentence.</text:p>
      <text:p text:style-name="P3">Glass can be made in vibrant colors</text:p>
      <text:p text:style-name="P4">Modal verb</text:p>
      <text:p text:style-name="P4">Past perfect</text:p>
      <text:p text:style-name="P3">Many forests were being cut down in the past.</text:p>
      <text:p text:style-name="P4">Past continuous</text:p>
      <text:p text:style-name="P4">Present continuous</text:p>
      <text:p text:style-name="P4">Write the correct comparative or superlative form of the word in parentheses.</text:p>
      <text:p text:style-name="P3">Health is (important) ____________________ than things like money and fame.</text:p>
      <text:p text:style-name="P3">The weather is (bad) ______________ than yesterday.</text:p>
      <text:p text:style-name="P4">Rewrite the reported speech as direct speech.</text:p>
      <text:p text:style-name="P3">Reported: <text:span text:style-name="T1">The judge said that he was guilty of the crime.</text:span></text:p>
      <text:p text:style-name="P3">Direct: <text:span text:style-name="T1">The judge said, “____________________________________________”.</text:span></text:p>
      <text:p text:style-name="P3">Reported: <text:span text:style-name="T1">Lynne said the hacker had managed to steal our details.</text:span></text:p>
      <text:p text:style-name="P3">Direct: <text:span text:style-name="T1">Lynne said, “________________________________________________”.</text:span></text:p>
      <text:p text:style-name="P3"><text:span text:style-name="T1">Read the sentence and find the ONE mistake involving determiners and rewrite the sentence correctly.</text:span></text:p>
      <text:p text:style-name="P3">The center of our city is always full of the tourists. </text:p>
      <text:p text:style-name="P3">_________________________________________________________________________.</text:p>
      <text:p text:style-name="P3">You need to bring less bags with you.</text:p>
      <text:p text:style-name="P3">_________________________________________________________________________.</text:p>
      <text:p text:style-name="P3"/>
      <text:p text:style-name="P3">Reading Comprehension. Read the article. Choose Yes or No for each question.</text:p>
      <text:p text:style-name="P3"/>
      <text:p text:style-name="P4">Belizeans have also been trying to control the number of cruise ships that drop anchor on their coastline. A reliance on overnight visitors like these leads to overcrowding at times, and is said to scare off other types of tourists who would have stayed longer and boosted the town's economy, not to mention the environmental damage caused by the ships' engines and the huge amount of garbage they generate. Many lodges, built using local materials, are encouraged to work towards protecting their surrounding environment. This involves becoming self-sustainable by growing their own produce, and having 10% of their income going back to the community and into environmental projects. Villagers are trained as guides and the lodges operate summer camps for local children. There is also a program which encourages guests to bring pens and books to be donated to the local school, as well as craft supplies for the old age center.</text:p>
      <text:p text:style-name="P4"/>
      <text:p text:style-name="P4">Can tourists touch whale sharks.</text:p>
      <text:p text:style-name="P4">A. Yes<text:tab/><text:tab/><text:tab/>B. No</text:p>
      <text:p text:style-name="P4"/>
      <text:p text:style-name="P4">Are the numbers of people arriving on cruise ships a problem?</text:p>
      <text:p text:style-name="P4">A. Yes<text:tab/><text:tab/><text:tab/>B. No</text:p>
      <text:p text:style-name="P4"/>
      <text:p text:style-name="P4">Do the lodges try to grow their own food?</text:p>
      <text:p text:style-name="P4">A. Yes<text:tab/><text:tab/><text:tab/>B. No</text:p>
      <text:p text:style-name="P4"><text:soft-page-break/></text:p>
      <text:p text:style-name="P4"/>
      <text:p text:style-name="P3">Travel without leaving your seat</text:p>
      <text:p text:style-name="P4">The travel industry has been one of the worst hit by the pandemic that began in 2020. With travel restrictions worldwide, and fear of contagion common amongst potential tourists, people have all but given up traveling. While tourism providers and those who love to travel suffer alike, the one type of travel that has been popular during the pandemic is that of Virtual Reality (VR). In the absence of travelers, tourism boards, hotels, and destinations have turned to this technology—still quite new—to keep would-be visitors interested and to prepare for the long road to recovery. What impresses users of VR tourism is the breathtaking quality of the scenery and the fact that an exhilarating experience is possible just through the medium of a headset. The 360-degree videos designed to be seen on Oculus Rift headsets have taken viewers on trips to capital cities and major attractions as well as places off the beaten track. For example, in the case of the Maldives, VR has been used to showcase various experiences on island properties, such as morning yoga by the beach, snorkeling, or cooking lessons. While some industry members and tourists themselves have clear doubts about the ability of VR travel to replace real journeys, the opportunity to familiarize yourself with the attractions and ambiance of a destination before committing to a booking has boosted consumer confidence in the market. Travelers can also be shown health and safety measures or the boarding process on a flight or cruise, so that their fears about travel post-pandemic are calmed. Opponents of VR travel are critical of the costly investment needed for companies to offer this technology to potential clients. However, there is a strong case for the adoption of this marketing tool, to maintain interest in tourism for when real-world travel does return.</text:p>
      <text:p text:style-name="P3"/>
      <text:p text:style-name="P4">Does VR travel only take you to famous tourist destinations?</text:p>
      <text:p text:style-name="P4">A. Yes<text:tab/><text:tab/><text:tab/><text:tab/>B. No</text:p>
      <text:p text:style-name="P4">Does everyone in tourism believe VR will replace real travel?</text:p>
      <text:p text:style-name="P4">A. Yes<text:tab/><text:tab/><text:tab/><text:tab/>B. No</text:p>
      <text:p text:style-name="P4">Do some tourism providers think that VR travel is too expensive to offer?</text:p>
      <text:p text:style-name="P4">A. Yes<text:tab/><text:tab/><text:tab/><text:tab/>B. No</text:p>
      <text:p text:style-name="P2"><text:span text:style-name="Strong_20_Emphasis"/></text:p>
      <text:p text:style-name="P5"><text:span text:style-name="Strong_20_Emphasis">Stuck for ideas? Sleep on it!</text:span></text:p>
      <text:p text:style-name="P5"><text:span text:style-name="Strong_20_Emphasis"><text:span text:style-name="T1">"I woke up and had this flash of inspiration!" Writers, artists, musicians, and many other creative types of people attest to being inspired right after waking up in the morning. People often express that they are more productive, make decisions more effectively, and have the most original thoughts first thing in the morning. Research suggests that this is because they have recently woken up from REM sleep, which is the kind of sleep we usually experience just before waking, characterized by increased brain activity and the most vivid dreams. Studies have confirmed that research subjects are better at solving problems and thinking flexibly when woken up from REM sleep, compared to non-REM sleep. While many seek new ideas and try to solve their problems by staying up late and thinking as hard as possible, it seems this could be counter-productive. The brain will be tired and unable to come up with new ideas or ways of seeing things. "I spent hours at my desk last night trying to describe a scene, but I just couldn't write anything," says one author. "Then, waking before my alarm went off, I had this vision of a beautiful panorama, that was so clear. I managed to write about three pages immediately. It was amazing!" Other people with difficult decisions to make testify to waking up with a sense of absolute certainty about which choice is best. Obstacles that seem impossible to overcome at the end of a long </text:span></text:span><text:soft-page-break/><text:span text:style-name="Strong_20_Emphasis"><text:span text:style-name="T1">day can seem trivial and manageable first thing the following morning. So, next time you are lost for ideas, why don't you try sleeping on it?</text:span></text:span></text:p>
      <text:p text:style-name="P4">Is dreaming an important part of REM sleep?</text:p>
      <text:p text:style-name="P4">A. Yes<text:tab/><text:tab/><text:tab/>B. No</text:p>
      <text:p text:style-name="P4">Do many people find solutions to their problems after non-REM sleep?</text:p>
      <text:p text:style-name="P4">A. Yes<text:tab/><text:tab/><text:tab/>B. No</text:p>
      <text:p text:style-name="P4">Is staying up late usually a good way to be creative?</text:p>
      <text:p text:style-name="P4">A. Yes <text:tab/><text:tab/><text:tab/>B. No</text:p>
      <text:p text:style-name="P4">Can serious barriers seem less important when you wake up in the morning?</text:p>
      <text:p text:style-name="P4">A. Yes<text:tab/><text:tab/><text:tab/>B. No</text:p>
      <text:p text:style-name="P4"/>
      <text:p text:style-name="P3">"Serious" journalists who seriously deceive</text:p>
      <text:p text:style-name="P4">Fake news is a phenomenon that makes headlines itself nowadays, with some people believing nothing they read in the media, and others believing everything. Conspiracy theorists usually receive their part of the blame as well as those who want to sell their products, promote their own agendas, or exercise their bias in some other way. Less well-known, but not to be ignored, are the various cases of supposedly serious journalists who have been exposed as having invented their news stories or the details found in them. One such case is a former American journalist who worked for The New York Times. He resigned from the newspaper in May 2003 after the discovery of fabrication and plagiarism in his stories. Investigations into his articles revealed that he had stolen details from other sources, attributed quotations falsely, and made fictitious claims to have traveled to certain places. In an interview, the ex-reporter said he wished he hadn't abused the trust of his readers. However, his downfall from journalism didn't stop him from later writing a best-selling book, and he has since reinvented himself as a life coach.</text:p>
      <text:p text:style-name="P4"/>
      <text:p text:style-name="P4">In 2018, a reporter at the German magazine Der Spiegel was revealed to have fabricated many of his stories, and to have included inaccurate or fictional people and quotations. The reporter had received the prestigious CNN Journalist of the Year Award in 2014, which was later revoked. After fact-checking was carried out by a colleague on some of his articles about the US, his reports were identified as containing anti-American bias. He was also accused of stealing donations ostensibly intended for Syrian orphans, after he set up an appeal for them. On resigning from the magazine, the reporter expressed his regret and said he wouldn't have carried out the deception if he hadn't been afraid of failure.</text:p>
      <text:p text:style-name="P4"/>
      <text:p text:style-name="P4">Did the American journalist invent all the details in his stories?</text:p>
      <text:p text:style-name="P4">A. Yes<text:tab/><text:tab/><text:tab/><text:tab/>B. No</text:p>
      <text:p text:style-name="P4">Did the writer for <text:span text:style-name="T3">Der Spiegel</text:span><text:span text:style-name="T4"> report words that nobody had really said?</text:span></text:p>
      <text:p text:style-name="P4"><text:span text:style-name="T4">A. Yes<text:tab/><text:tab/><text:tab/><text:tab/>B. No</text:span></text:p>
      <text:p text:style-name="P4"><text:span text:style-name="T4">Was he found by the police to have published fake stories?</text:span></text:p>
      <text:p text:style-name="P4"><text:span text:style-name="T4">A. Yes<text:tab/><text:tab/><text:tab/><text:tab/>B. No</text:span></text:p>
      <text:p text:style-name="P4"><text:span text:style-name="T4"/></text:p>
      <text:p text:style-name="P3">Read the conversation. Using information from the conversation, write one word to complete each answer. </text:p>
      <text:p text:style-name="P4">Customer: Excuse me. I was looking at the labels on your clothes and they say they are sustainable. What do you mean by that?</text:p>
      <text:p text:style-name="P4"><text:span text:style-name="T2">Assistant:</text:span> Ah, yes! Well, this means that the clothes in our store are eco-friendly.</text:p>
      <text:p text:style-name="P4"><text:span text:style-name="T2">Customer:</text:span> Oh right. So, in what way are they eco-friendly?</text:p>
      <text:p text:style-name="P4"><text:span text:style-name="T2">Assistant:</text:span> Well, take these T-shirts, for example. They're made from bamboo.</text:p>
      <text:p text:style-name="P4"><text:soft-page-break/><text:span text:style-name="T2">Customer: </text:span>And? How is that better then?</text:p>
      <text:p text:style-name="P4"><text:span text:style-name="T2">Assistant</text:span>: Well, that's good because bamboo grows quicker than cotton. Less water is needed in the process of growing bamboo than growing cotton. That means they are better for the environment.</text:p>
      <text:p text:style-name="P4"><text:span text:style-name="T2">Customer:</text:span> Where exactly is bamboo grown?</text:p>
      <text:p text:style-name="P4"><text:span text:style-name="T2">Assistant</text:span>: It's grown locally and the clothes are made locally as well. That means they aren't transported here from far away places.</text:p>
      <text:p text:style-name="P4"><text:span text:style-name="T2">Customer:</text:span> That's great. I was worried about whether they needed to be transported from a long way.</text:p>
      <text:p text:style-name="P4"><text:span text:style-name="T2">Assistant:</text:span> As I said, we're an eco-friendly store!</text:p>
      <text:p text:style-name="P4"/>
      <text:p text:style-name="P4">1. What makes the T-shirts more eco-friendly than other types? They are made from bamboo, which needs ____________________ water to grow than cotton.</text:p>
      <text:p text:style-name="P4">2. What precise question does the customer ask about the bamboo? The customer asks where exactly the bamboo is ___________.</text:p>
      <text:p text:style-name="P4"/>
      <text:p text:style-name="P4">1.<text:span text:style-name="T2"> Wang Yu:</text:span> Did you hear something?</text:p>
      <text:p text:style-name="P4"><text:span text:style-name="T2">Paula:</text:span> What was that?</text:p>
      <text:p text:style-name="P4"><text:span text:style-name="T2">Wang Yu:</text:span> What do you think that was?</text:p>
      <text:p text:style-name="P4"><text:span text:style-name="T2">Paula:</text:span> It must be the wind blowing a tree branch into the window. It always happens on windy days.</text:p>
      <text:p text:style-name="P4">2 <text:span text:style-name="T2">Wang Yu:</text:span> There it is again!</text:p>
      <text:p text:style-name="P4"><text:span text:style-name="T2">Paula: </text:span>It's probably just the cat in the trash can. It often comes looking for food in the evening. Don't worry about it.</text:p>
      <text:p text:style-name="P4">3. <text:span text:style-name="T2">Wang Yu:</text:span> What just happened then? It can't be a cat! Maybe it's a burglar. Go and take a look. Take a flashlight with you.</text:p>
      <text:p text:style-name="P4"><text:span text:style-name="T2">Paula:</text:span> Why me? Why can't you go?</text:p>
      <text:p text:style-name="P4"><text:span text:style-name="T2">Wang Yu:</text:span> It might be dangerous.</text:p>
      <text:p text:style-name="P4"><text:span text:style-name="T2">Paula:</text:span> Exactly!</text:p>
      <text:p text:style-name="P4"><text:span text:style-name="T2">Wang Yu</text:span>: Do you think we should call the police?</text:p>
      <text:p text:style-name="P4"/>
      <text:p text:style-name="P4">A. What action does Wang Yu first suggest? He suggests that Paula go outside and _______________ ___________ ______________(3 words)</text:p>
      <text:p text:style-name="P4"/>
      <text:p text:style-name="P4">B. Why does Wang Yu say he doesn’t want to take a look? He says that _____________ ____________ __________________(3 words) dangerous.</text:p>
      <text:p text:style-name="P4"/>
      <text:p text:style-name="P4"><text:span text:style-name="T2">Irina:</text:span> Hi. How was your weekend? Do anything fun?</text:p>
      <text:p text:style-name="P4"><text:span text:style-name="T2">Chen:</text:span> Yeah, I did. But, I don't want to say. It's a bit embarrassing.</text:p>
      <text:p text:style-name="P4"><text:span text:style-name="T2">Irina:</text:span> Oh, go on. Tell me.</text:p>
      <text:p text:style-name="P4"><text:span text:style-name="T2">Chen: </text:span>Promise not to tell anyone?</text:p>
      <text:p text:style-name="P4"><text:span text:style-name="T2">Irina: </text:span>Yes, of course. I promise.</text:p>
      <text:p text:style-name="P4"><text:span text:style-name="T2">Chen: </text:span>Well, a friend invited me to a 60's party where everyone dresses up in clothes from the period.</text:p>
      <text:p text:style-name="P4"><text:span text:style-name="T2">Irina: </text:span>Cool! What did you wear?</text:p>
      <text:p text:style-name="P4"><text:span text:style-name="T2">Chen: </text:span>Well, there were three of us, so we dressed up as the members of the American rock band, The Beach Boys.</text:p>
      <text:p text:style-name="P4"><text:span text:style-name="T2">Irina: </text:span>You're joking! I want to see photos.</text:p>
      <text:p text:style-name="P4"><text:span text:style-name="T2">Chen: </text:span>We took lots! This photo shows us when we were dancing. It was a blast!</text:p>
      <text:p text:style-name="P4"><text:span text:style-name="T2">Irina: </text:span>You look amazing. The next time you go to a party, tell me!</text:p>
      <text:p text:style-name="P4"><text:span text:style-name="T2">Chen:</text:span> Sure!</text:p>
      <text:p text:style-name="P4"/>
      <text:p text:style-name="P4"/>
      <text:p text:style-name="P4"><text:soft-page-break/>A. What was Chen doing in the photo? He was ___________________.</text:p>
      <text:p text:style-name="P4"/>
      <text:p text:style-name="P4">B. What did Chen think of the party? He said it was a ______________________.</text:p>
      <text:p text:style-name="P4"/>
      <text:p text:style-name="P4"><text:span text:style-name="T2">Keith:</text:span> As you know, our management would like us to come up with a new fitness product that reaches a new type of customer.</text:p>
      <text:p text:style-name="P4"><text:span text:style-name="T2">Shawna:</text:span> Why don't we create something for office workers?</text:p>
      <text:p text:style-name="P4"><text:span text:style-name="T2">Louisa: </text:span>Hmm, but we already have many products in that area.</text:p>
      <text:p text:style-name="P4"><text:span text:style-name="T2">Shawna:</text:span> Only for women. Not men.</text:p>
      <text:p text:style-name="P4"><text:span text:style-name="T2">Keith:</text:span> OK. At this stage, we'd better not get into detail. Let's try and think outside the box. Whatever comes to your mind.</text:p>
      <text:p text:style-name="P4"><text:span text:style-name="T2">Shawna:</text:span> Point taken. We could make a fitness product for elderly people. People of all ages are interested in keeping fit.</text:p>
      <text:p text:style-name="P4"><text:span text:style-name="T2">Louisa: </text:span>Good idea! And we could also have nutrition products. Food and drink for before, during, and after exercise …</text:p>
      <text:p text:style-name="P4"><text:span text:style-name="T2">Shawna:</text:span> Yes, let's write that down.</text:p>
      <text:p text:style-name="P4"><text:span text:style-name="T2">Keith:</text:span> Should we think of which type of elderly people? Products for people who aren't keen on going to the gym, etc.</text:p>
      <text:p text:style-name="P4"><text:span text:style-name="T2">Louisa:</text:span> Absolutely, and people who like getting some fresh air outside.</text:p>
      <text:p text:style-name="P4"><text:span text:style-name="T2">Keith: </text:span>Yes! What else? Any more ideas?</text:p>
      <text:p text:style-name="P4"/>
      <text:p text:style-name="P4">A. Who generates most of the ideas? _______________.</text:p>
      <text:p text:style-name="P4">B. Who responds positively and is encouraging? ______________.</text:p>
      <text:p text:style-name="P4">C. Who contributes to the ideas? ___________________.</text:p>
      <text:p text:style-name="P4"/>
      <text:p text:style-name="P4"/>
      <text:p text:style-name="P4"/>
      <text:p text:style-name="P4"/>
      <text:p text:style-name="P3">Writing Comprehension. Pick two out of the four options. 10 pts each.</text:p>
      <text:p text:style-name="P3">Write about your dream job. Write 150 words.</text:p>
      <text:p text:style-name="P4">Describe the job.</text:p>
      <text:p text:style-name="P4">Explain the job skills and personal qualities you need for the job, and give reasons why.</text:p>
      <text:p text:style-name="P4">Describe how you would need to develop to get your dream job. </text:p>
      <text:p text:style-name="P3">Write a report about how you can make your country more eco-friendly. Write 150 words.</text:p>
      <text:p text:style-name="P4">Propose three ways to achieve this.</text:p>
      <text:p text:style-name="P4">Discuss urban spaces.</text:p>
      <text:p text:style-name="P4">Discuss processes.</text:p>
      <text:p text:style-name="P3">Write about a problem that you had to solve. Write 150 words.</text:p>
      <text:p text:style-name="P4">Describe the problem.</text:p>
      <text:p text:style-name="P4">Give details about your past abilities and why you had the problem.</text:p>
      <text:p text:style-name="P4">Explain how you solved the problem.</text:p>
      <text:p text:style-name="P3">Write an announcement with an action plan to prevent crime where you work or where you study. Write 150 words.</text:p>
      <text:p text:style-name="P4">Give details of who the announcement is for.</text:p>
      <text:p text:style-name="P4">Describe ways you can improve security.</text:p>
      <text:p text:style-name="P4">Provide reasons why your action plan is necessary. </text:p>
      <text:p text:style-name="P4">Report what others have said about the matter.</text:p>
      <text:p text:style-name="P4"/>
      <text:p text:style-name="P4">__________________________________________________________________________________</text:p>
      <text:p text:style-name="P4"><text:soft-page-break/>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text:soft-page-break/>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text:soft-page-break/>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__________________________________________________________________________________</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21:47:00.172926518</meta:creation-date>
    <dc:date>2024-01-05T15:42:07.808984154</dc:date>
    <meta:editing-duration>PT17H55M10S</meta:editing-duration>
    <meta:editing-cycles>1</meta:editing-cycles>
    <meta:generator>LibreOffice/7.5.3.2$MacOSX_X86_64 LibreOffice_project/9f56dff12ba03b9acd7730a5a481eea045e468f3</meta:generator>
    <meta:document-statistic meta:table-count="0" meta:image-count="0" meta:object-count="0" meta:page-count="12" meta:paragraph-count="471" meta:word-count="3312" meta:character-count="30498" meta:non-whitespace-character-count="27589"/>
  </office:meta>
</office:document-meta>
</file>